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yesianAnalyzerManagement.setDataSourceComponent( DataSource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Management.updateTokens(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yesianAnalyzerManagement.addHamFromMbox(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zerManagement.addSpamFromMbox(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zerManagement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yesianAnalyzerManagement.rese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yesianAnalyzerManagement.configure( Configuration arg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yesianAnalyzerManagement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yesianAnalyzerManagement.feedBayesianAnalyzerFromMbox( String mboxFile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ayesianAnalyzerManagement.addSpamFromDir( String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zerManagement.addMailToCorpus( String type , BufferedReader 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yesianAnalyzerManagement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yesianAnalyzerManagement.exportData(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yesianAnalyzerManagement.addHamFromDir( String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zerXml.getSpamToken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Management.importData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yesianAnalyzerManagement.setDataSourceSelector( DataSourc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Xml.getSpam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Xml.getHam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Xml.getHamToken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Management.setFileSystem( Fil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Management.feedBayesianAnalyzerFromDir( String dir ,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ayesianAnalyzerManagement.setRepositoryPath( String repositor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Xml.BayesianAnalyzerXml( int hamMessageCount , int spamMessageCount , Map hamTokenCounts , Map spamTokenCou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